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10000041D000001DB47A3042F.png" manifest:media-type="image/png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draw:marker-end="Arrow_20_concave" draw:marker-end-width="0.4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 loext:decorative="false"/>
      <style:paragraph-properties style:writing-mode="lr-tb"/>
    </style:style>
    <style:style style:name="gr6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0" style:family="graphic" style:parent-style-name="standard">
      <style:graphic-properties draw:stroke="dash" draw:stroke-dash="Fine_20_Dashed" svg:stroke-color="#000000" draw:textarea-vertical-align="middle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456cm" loext:decorative="false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656cm" loext:decorative="false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4.566cm" loext:decorative="false"/>
      <style:paragraph-properties style:writing-mode="lr-tb"/>
    </style:style>
    <style:style style:name="pr9" style:family="presentation" style:parent-style-name="master-title">
      <style:graphic-properties fo:min-height="1.741cm" loext:decorative="false"/>
      <style:paragraph-properties style:writing-mode="lr-tb"/>
    </style:style>
    <style:style style:name="pr10" style:family="presentation" style:parent-style-name="master-outline1">
      <style:graphic-properties fo:min-height="14.15cm" loext:decorative="false"/>
      <style:paragraph-properties style:writing-mode="lr-tb"/>
    </style:style>
    <style:style style:name="pr11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master-outline1">
      <style:graphic-properties draw:stroke="none" draw:fill="none" fo:min-height="0.861cm" fo:padding-left="0.2cm" loext:decorative="false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4.366cm" loext:decorative="false"/>
      <style:paragraph-properties style:writing-mode="lr-tb"/>
    </style:style>
    <style:style style:name="pr14" style:family="presentation" style:parent-style-name="master-notes">
      <style:graphic-properties draw:fill-color="#ffffff" draw:auto-grow-height="true" fo:min-height="14.921cm" loext:decorative="false"/>
      <style:paragraph-properties style:writing-mode="lr-tb"/>
    </style:style>
    <style:style style:name="pr15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6" style:family="presentation" style:parent-style-name="master-outline1">
      <style:graphic-properties loext:decorative="false"/>
      <style:paragraph-properties style:writing-mode="lr-tb"/>
    </style:style>
    <style:style style:name="pr17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8" style:family="presentation" style:parent-style-name="master-outline1" style:list-style-name="L5">
      <style:graphic-properties fo:min-height="14.15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1cm"/>
    </style:style>
    <style:style style:name="P15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" fo:font-size="14pt" style:font-size-asian="14pt" style:font-size-complex="14pt"/>
    </style:style>
    <style:style style:name="P17" style:family="paragraph">
      <style:paragraph-properties fo:margin-top="0cm" fo:margin-bottom="0.1cm" loext:tab-stop-distance="0cm">
        <style:tab-stops>
          <style:tab-stop style:position="6.988cm"/>
          <style:tab-stop style:position="11.003cm"/>
        </style:tab-stops>
      </style:paragraph-properties>
    </style:style>
    <style:style style:name="P18" style:family="paragraph">
      <style:paragraph-properties fo:margin-top="0cm" fo:margin-bottom="0.4cm" loext:tab-stop-distance="0cm">
        <style:tab-stops>
          <style:tab-stop style:position="6.988cm"/>
          <style:tab-stop style:position="11.003cm"/>
        </style:tab-stops>
      </style:paragraph-properties>
    </style:style>
    <style:style style:name="P19" style:family="paragraph">
      <style:paragraph-properties fo:margin-top="0cm" fo:margin-bottom="0.5cm" loext:tab-stop-distance="0cm">
        <style:tab-stops>
          <style:tab-stop style:position="6.988cm"/>
          <style:tab-stop style:position="11.003cm"/>
        </style:tab-stops>
      </style:paragraph-properties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ffffff"/>
    </style:style>
    <style:style style:name="P23" style:family="paragraph">
      <style:paragraph-properties fo:margin-top="0cm" fo:margin-bottom="0cm" loext:tab-stop-distance="0cm">
        <style:tab-stops>
          <style:tab-stop style:position="2.999cm"/>
          <style:tab-stop style:position="5.503cm"/>
          <style:tab-stop style:position="8.29cm"/>
        </style:tab-stops>
      </style:paragraph-properties>
    </style:style>
    <style:style style:name="P24" style:family="paragraph">
      <style:paragraph-properties fo:margin-top="0cm" fo:margin-bottom="0.3cm" loext:tab-stop-distance="0cm">
        <style:tab-stops>
          <style:tab-stop style:position="2.999cm"/>
          <style:tab-stop style:position="5.503cm"/>
          <style:tab-stop style:position="8.29cm"/>
        </style:tab-stops>
      </style:paragraph-properties>
    </style:style>
    <style:style style:name="P25" style:family="paragraph">
      <style:paragraph-properties fo:margin-top="0cm" fo:margin-bottom="0.5cm" loext:tab-stop-distance="0cm">
        <style:tab-stops>
          <style:tab-stop style:position="3.493cm"/>
          <style:tab-stop style:position="7.514cm"/>
          <style:tab-stop style:position="11.501cm"/>
        </style:tab-stops>
      </style:paragraph-properties>
    </style:style>
    <style:style style:name="P26" style:family="paragraph">
      <style:paragraph-properties fo:margin-top="0cm" fo:margin-bottom="0cm" loext:tab-stop-distance="0cm">
        <style:tab-stops>
          <style:tab-stop style:position="2.104cm"/>
          <style:tab-stop style:position="7.491cm"/>
          <style:tab-stop style:position="10.01cm"/>
          <style:tab-stop style:position="12.815cm"/>
        </style:tab-stops>
      </style:paragraph-properties>
    </style:style>
    <style:style style:name="P27" style:family="paragraph">
      <style:paragraph-properties fo:margin-top="0cm" fo:margin-bottom="0.3cm" loext:tab-stop-distance="0cm">
        <style:tab-stops>
          <style:tab-stop style:position="2.104cm"/>
          <style:tab-stop style:position="7.491cm"/>
          <style:tab-stop style:position="10.01cm"/>
          <style:tab-stop style:position="12.815cm"/>
        </style:tab-stops>
      </style:paragraph-properties>
    </style:style>
    <style:style style:name="P28" style:family="paragraph">
      <style:paragraph-properties fo:margin-top="0cm" fo:margin-bottom="0.4cm" loext:tab-stop-distance="0cm">
        <style:tab-stops>
          <style:tab-stop style:position="3.493cm"/>
          <style:tab-stop style:position="7.514cm"/>
          <style:tab-stop style:position="11.501cm"/>
        </style:tab-stops>
      </style:paragraph-properties>
    </style:style>
    <style:style style:name="P29" style:family="paragraph">
      <style:paragraph-properties fo:margin-left="0cm" fo:margin-right="0cm" fo:margin-top="0cm" fo:margin-bottom="0.2cm" fo:text-indent="-0.61cm"/>
      <style:text-properties fo:hyphenate="false" loext:hyphenation-no-caps="false"/>
    </style:style>
    <style:style style:name="P30" style:family="paragraph">
      <style:paragraph-properties fo:margin-top="0cm" fo:margin-bottom="0cm" loext:tab-stop-distance="0cm">
        <style:tab-stops>
          <style:tab-stop style:position="5.515cm"/>
          <style:tab-stop style:position="8.001cm"/>
          <style:tab-stop style:position="10.806cm"/>
        </style:tab-stops>
      </style:paragraph-properties>
    </style:style>
    <style:style style:name="P31" style:family="paragraph">
      <style:paragraph-properties fo:margin-top="0cm" fo:margin-bottom="0.3cm" loext:tab-stop-distance="0cm">
        <style:tab-stops>
          <style:tab-stop style:position="5.515cm"/>
          <style:tab-stop style:position="8.001cm"/>
          <style:tab-stop style:position="10.806cm"/>
        </style:tab-stops>
      </style:paragraph-properties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/>
      <style:paragraph-properties fo:text-align="start"/>
      <style:text-properties style:font-name="Liberation Mono" fo:font-size="18pt"/>
    </style:style>
    <style:style style:name="P34" style:family="paragraph">
      <loext:graphic-properties draw:fill="none"/>
      <style:paragraph-properties fo:margin-top="0cm" fo:margin-bottom="0.4cm"/>
      <style:text-properties fo:font-size="22pt" style:font-size-asian="22pt" style:font-size-complex="22pt"/>
    </style:style>
    <style:style style:name="P35" style:family="paragraph">
      <style:paragraph-properties fo:margin-top="0cm" fo:margin-bottom="0cm"/>
    </style:style>
    <style:style style:name="P36" style:family="paragraph">
      <loext:graphic-properties draw:fill="none"/>
      <style:paragraph-properties fo:margin-top="0cm" fo:margin-bottom="0cm"/>
      <style:text-properties fo:font-size="22pt" style:font-size-asian="22pt" style:font-size-complex="22pt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margin-top="0cm" fo:margin-bottom="0.2cm" fo:text-indent="0cm"/>
    </style:style>
    <style:style style:name="P39" style:family="paragraph">
      <style:paragraph-properties fo:margin-top="0cm" fo:margin-bottom="0.2cm" loext:tab-stop-distance="0cm">
        <style:tab-stops>
          <style:tab-stop style:position="9.905cm"/>
        </style:tab-stops>
      </style:paragraph-properties>
    </style:style>
    <style:style style:name="P40" style:family="paragraph">
      <loext:graphic-properties draw:fill-color="#ffffff"/>
    </style:style>
    <style:style style:name="P41" style:family="paragraph">
      <style:paragraph-properties fo:margin-top="0cm" fo:margin-bottom="0.3cm"/>
    </style:style>
    <style:style style:name="P42" style:family="paragraph">
      <style:text-properties fo:color="#000000" loext:opacity="100%" fo:font-size="26pt" style:font-size-asian="26pt" style:font-size-complex="26pt"/>
    </style:style>
    <style:style style:name="P43" style:family="paragraph">
      <loext:graphic-properties draw:fill-color="#999999"/>
      <style:paragraph-properties fo:text-align="center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style:paragraph-properties fo:margin-left="0cm" fo:margin-right="0cm" fo:margin-top="0cm" fo:margin-bottom="0.2cm" fo:text-indent="-0.6cm"/>
    </style:style>
    <style:style style:name="P46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2" fo:font-size="14pt" style:font-size-asian="14pt" style:font-size-complex="14pt"/>
    </style:style>
    <style:style style:name="P47" style:family="paragraph">
      <style:paragraph-properties fo:margin-top="0cm" fo:margin-bottom="0.2cm"/>
      <style:text-properties fo:color="#000000" loext:opacity="100%" fo:font-size="26pt" style:font-size-asian="26pt" style:font-size-complex="26pt"/>
    </style:style>
    <style:style style:name="P48" style:family="paragraph">
      <style:paragraph-properties fo:margin-left="0cm" fo:margin-right="0cm" fo:margin-top="0cm" fo:margin-bottom="0.2cm" fo:text-indent="0cm" style:writing-mode="lr-tb"/>
    </style:style>
    <style:style style:name="P49" style:family="paragraph">
      <style:paragraph-properties fo:margin-left="0cm" fo:margin-right="0cm" fo:margin-top="0cm" fo:margin-bottom="0cm" fo:text-indent="0cm" style:writing-mode="lr-tb"/>
    </style:style>
    <style:style style:name="P50" style:family="paragraph">
      <loext:graphic-properties draw:fill-color="#ffffff"/>
      <style:paragraph-properties fo:margin-left="0cm" fo:margin-right="0cm" fo:margin-top="0cm" fo:margin-bottom="0.2cm" fo:text-indent="0cm"/>
      <style:text-properties style:use-window-font-color="true" loext:opacity="0%" style:font-name="Liberation Serif1" fo:font-size="14pt" style:font-size-asian="14pt" style:font-size-complex="14pt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color="#000000" loext:opacity="100%" style:font-name="Liberation Serif1" fo:font-size="22pt" fo:language="en" fo:country="US" style:font-size-asian="22pt" style:font-size-complex="22pt"/>
    </style:style>
    <style:style style:name="T15" style:family="text">
      <style:text-properties fo:color="#000000" loext:opacity="100%" style:font-name="Liberation Serif" fo:font-size="18pt" fo:language="en" fo:country="US" style:font-size-asian="18pt" style:font-size-complex="18pt"/>
    </style:style>
    <style:style style:name="T16" style:family="text">
      <style:text-properties fo:color="#000000" loext:opacity="100%" style:font-name="Liberation Serif" fo:font-size="22pt" fo:language="en" fo:country="US" style:font-size-asian="22pt" style:font-size-complex="22pt"/>
    </style:style>
    <style:style style:name="T17" style:family="text">
      <style:text-properties fo:color="#000000" loext:opacity="100%" style:font-name="Liberation Serif" fo:font-size="22pt" fo:language="ru" fo:country="RU" style:font-size-asian="22pt" style:font-size-complex="2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fo:font-size="26pt" fo:language="ru" fo:country="RU" style:font-size-asian="26pt" style:font-size-complex="26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loext:opacity="100%" fo:language="en" fo:country="US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/>
    </style:style>
    <style:style style:name="T26" style:family="text">
      <style:text-properties style:font-name="Liberation Mono" fo:font-size="18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29" style:family="text">
      <style:text-properties fo:color="#000000" loext:opacity="100%" fo:font-size="20pt" fo:language="ru" fo:country="RU" style:font-size-asian="20pt" style:font-size-complex="20pt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fo:font-size="6pt" fo:language="ru" fo:country="RU" style:font-size-asian="6pt" style:font-size-complex="6pt"/>
    </style:style>
    <style:style style:name="T32" style:family="text">
      <style:text-properties style:use-window-font-color="true" loext:opacity="0%" style:font-name="Liberation Sans" fo:font-size="14pt" fo:language="ru" fo:country="RU" style:font-size-asian="14pt" style:font-size-complex="14pt"/>
    </style:style>
    <style:style style:name="T33" style:family="text">
      <style:text-properties style:use-window-font-color="true" loext:opacity="0%" style:font-name="Liberation Mono" fo:font-size="12pt" style:font-size-asian="12pt" style:font-size-complex="12pt"/>
    </style:style>
    <style:style style:name="T34" style:family="text">
      <style:text-properties fo:color="#000000" loext:opacity="100%" style:font-name="Liberation Sans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Триггер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Триггеры и триггерные функции</text:span></text:p>
              </text:list-item>
              <text:list-item>
                <text:p text:style-name="P8"><text:span text:style-name="T11">В какой момент срабатывают триггеры</text:span></text:p>
              </text:list-item>
              <text:list-item>
                <text:p text:style-name="P8"><text:span text:style-name="T11">Контекст выполнения триггерной функции</text:span></text:p>
              </text:list-item>
              <text:list-item>
                <text:p text:style-name="P8"><text:span text:style-name="T11">Возвращаемое значение</text:span></text:p>
              </text:list-item>
              <text:list-item>
                <text:p text:style-name="P8"><text:span text:style-name="T11">Для чего можно применять триггеры и для чего не нужно</text:span></text:p>
              </text:list-item>
              <text:list-item>
                <text:p text:style-name="P8"><text:span text:style-name="T11">Событийные триггер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Триггеры и функци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Триггер</text:span></text:p>
                <text:list>
                  <text:list-item>
                    <text:p text:style-name="P12"><text:span text:style-name="T13">объект базы данных — список обрабатываемых событий</text:span></text:p>
                  </text:list-item>
                  <text:list-item>
                    <text:p text:style-name="P13"><text:span text:style-name="T13">при возникновении события вызывается триггерная функция</text:span><text:span text:style-name="T13"><text:line-break/></text:span><text:span text:style-name="T13">и ей передается контекст</text:span></text:p>
                  </text:list-item>
                </text:list>
              </text:list-item>
              <text:list-item>
                <text:p text:style-name="P8"><text:span text:style-name="T11">Триггерная функция</text:span></text:p>
                <text:list>
                  <text:list-item>
                    <text:p text:style-name="P12"><text:span text:style-name="T13">объект базы данных — код обработки события</text:span></text:p>
                  </text:list-item>
                  <text:list-item>
                    <text:p text:style-name="P12"><text:span text:style-name="T13">выполняется в той же транзакции, что и основная операция</text:span></text:p>
                  </text:list-item>
                  <text:list-item>
                    <text:p text:style-name="P12"><text:span text:style-name="T13">соглашение: функция не принимает параметры,</text:span><text:span text:style-name="T13"><text:line-break/></text:span><text:span text:style-name="T13">возвращает значение псевдотипа </text:span><text:span text:style-name="T14">trigger</text:span><text:span text:style-name="T15"> </text:span><text:span text:style-name="T16">(</text:span><text:span text:style-name="T17">фактически</text:span><text:span text:style-name="T16"> </text:span><text:span text:style-name="T14">record</text:span><text:span text:style-name="T16">)</text:span></text:p>
                  </text:list-item>
                  <text:list-item>
                    <text:p text:style-name="P12"><text:span text:style-name="T13">может использоваться в нескольких триггера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13cm" svg:height="13.456cm" svg:x="2.1cm" svg:y="14.207cm" presentation:class="notes" presentation:user-transformed="true">
            <draw:text-box>
              <text:p text:style-name="P14"><text:span text:style-name="T18">Механизм триггеров позволяет выполнять определенные действия</text:span><text:span text:style-name="T18"><text:line-break/></text:span><text:span text:style-name="T18">«в ответ» на определенные события. Триггер состоит из двух частей: собственно триггера (который определяет события) и триггерной функции (которая определяет действия). И триггер, и функция являются самостоятельными объектами БД.</text:span></text:p>
              <text:p text:style-name="P14"><text:span text:style-name="T18">Когда возникает событие, на которое «подписан» триггер, вызывается триггерная функция. Ей передается контекст вызова, чтобы можно было определить, какой именно триггер и в каких условиях вызвал функцию.</text:span></text:p>
              <text:p text:style-name="P14"><text:span text:style-name="T18">Триггерная функция — это обычная функция, которая написана</text:span><text:span text:style-name="T18"><text:line-break/></text:span><text:span text:style-name="T18">с учетом некоторых соглашений:</text:span></text:p>
              <text:list text:style-name="L1">
                <text:list-item>
                  <text:p text:style-name="P15"><text:span text:style-name="T18">она пишется на любом языке, кроме чистого SQL;</text:span></text:p>
                </text:list-item>
                <text:list-item>
                  <text:p text:style-name="P15"><text:span text:style-name="T18">она не имеет параметров;</text:span></text:p>
                </text:list-item>
                <text:list-item>
                  <text:p text:style-name="P15"><text:span text:style-name="T18">она возвращает значение типа trigger (на самом деле это псевдотип, по факту возвращается запись, соответствующая строке таблицы).</text:span></text:p>
                </text:list-item>
              </text:list>
              <text:p text:style-name="P14"><text:span text:style-name="T18">Триггерная функция выполняется в той же транзакции, что и основная операция. Таким образом, если триггерная функция завершится</text:span><text:span text:style-name="T18"><text:line-break/></text:span><text:span text:style-name="T18">с ошибкой, вся транзакция будет прервана.</text:span></text:p>
              <text:p text:style-name="P14"><text:span text:style-name="T19"><text:a xlink:href="https://postgrespro.ru/docs/postgresql/16/trigger-definition" xlink:type="simple">https://postgrespro.ru/docs/postgresql/16/trigger-definition</text:a></text:span></text:p>
              <text:p text:style-name="P14"><text:span text:style-name="T18"/></text:p>
              <text:p><text:span text:style-name="T18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События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0">INSERT, UPDATE, DELETE</text:span></text:p>
                <text:list>
                  <text:list-item>
                    <text:p text:style-name="P17"><text:span text:style-name="T13">таблицы</text:span><text:span text:style-name="T13"><text:tab/></text:span><text:span text:style-name="T13">before/after</text:span><text:span text:style-name="T13"><text:tab/></text:span><text:span text:style-name="T13">statement</text:span></text:p>
                  </text:list-item>
                  <text:list-item>
                    <text:p text:style-name="P18"><text:span text:style-name="T13"><text:tab/></text:span><text:span text:style-name="T13">before/after</text:span><text:span text:style-name="T13"><text:tab/></text:span><text:span text:style-name="T13">row</text:span></text:p>
                  </text:list-item>
                  <text:list-item>
                    <text:p text:style-name="P17"><text:span text:style-name="T13">представления</text:span><text:span text:style-name="T13"><text:tab/></text:span><text:span text:style-name="T13">before/after</text:span><text:span text:style-name="T13"><text:tab/></text:span><text:span text:style-name="T13">statement</text:span></text:p>
                  </text:list-item>
                  <text:list-item>
                    <text:p text:style-name="P19"><text:span text:style-name="T13"><text:tab/></text:span><text:span text:style-name="T13">instead of</text:span><text:span text:style-name="T13"><text:tab/></text:span><text:span text:style-name="T13">row</text:span></text:p>
                  </text:list-item>
                </text:list>
              </text:list-item>
              <text:list-item>
                <text:p text:style-name="P8"><text:span text:style-name="T20">TRUNCATE</text:span></text:p>
                <text:list>
                  <text:list-item>
                    <text:p text:style-name="P19"><text:span text:style-name="T13">таблицы</text:span><text:span text:style-name="T13"><text:tab/></text:span><text:span text:style-name="T13">before/after</text:span><text:span text:style-name="T13"><text:tab/></text:span><text:span text:style-name="T13">statement</text:span></text:p>
                  </text:list-item>
                </text:list>
              </text:list-item>
              <text:list-item>
                <text:p text:style-name="P8"><text:span text:style-name="T11">Условие </text:span><text:span text:style-name="T20">WHEN</text:span></text:p>
                <text:list>
                  <text:list-item>
                    <text:p><text:span text:style-name="T13">устанавливает дополнительный фильтр</text:span></text:p>
                  </text:list-item>
                  <text:list-item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8">Триггеры могут срабатывать на вставку (INSERT), обновление (UPDATE) или удаление (DELETE) строк в таблице или представлении, а также на опустошение </text:span><text:span text:style-name="T21">(TRUNCATE) </text:span><text:span text:style-name="T18">таблиц.</text:span></text:p>
              <text:p text:style-name="P14"><text:span text:style-name="T18">Триггер может срабатывать до выполнения действия (BEFORE),</text:span><text:span text:style-name="T18"><text:line-break/></text:span><text:span text:style-name="T18">после него (AFTER), или вместо него (INSTEAD OF).</text:span></text:p>
              <text:p text:style-name="P14"><text:span text:style-name="T18">Триггер может срабатывать один раз для всей операции (FOR EACH STATEMENT), или каждый раз для каждой затронутой строки (FOR EACH ROW).</text:span></text:p>
              <text:p text:style-name="P14"><text:span text:style-name="T18">Не для любой комбинации этих условий можно создать триггер. Например, instead-of-триггеры можно определить только для представлений на уровне строк, а truncate-триггер можно определить только для таблиц и только на уровне оператора. Допустимые варианты перечислены на слайде.</text:span></text:p>
              <text:p text:style-name="P14"><text:span text:style-name="T18">Кроме того, можно сузить область действия триггера, указав дополнительное условие WHEN: если условие не выполняется — триггер не срабатывает.</text:span></text:p>
              <text:p text:style-name="P14"><text:span text:style-name="T19"><text:a xlink:href="https://postgrespro.ru/docs/postgresql/16/sql-createtrigger" xlink:type="simple">https://postgrespro.ru/docs/postgresql/16/sql-createtrigger</text:a></text:span></text:p>
              <text:p text:style-name="P14"><text:span text:style-name="T18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22">Before</text:span><text:span text:style-name="T12"> </text:span><text:span text:style-name="T22">statement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рабатывает</text:span></text:p>
                <text:list>
                  <text:list-item>
                    <text:p text:style-name="P13"><text:span text:style-name="T13">до операции</text:span></text:p>
                  </text:list-item>
                </text:list>
              </text:list-item>
              <text:list-item>
                <text:p text:style-name="P8"><text:span text:style-name="T12">Возвращаемое значение</text:span></text:p>
                <text:list>
                  <text:list-item>
                    <text:p text:style-name="P13"><text:span text:style-name="T13">игнорируется</text:span></text:p>
                  </text:list-item>
                </text:list>
              </text:list-item>
              <text:list-item>
                <text:p text:style-name="P8"><text:span text:style-name="T11">Контекст</text:span></text:p>
                <text:list>
                  <text:list-item>
                    <text:p text:style-name="P13"><text:span text:style-name="T13">TG-переменные</text:span></text:p>
                  </text:list-item>
                  <text:list-item>
                    <text:p text:style-name="P13"><text:span text:style-name="T13"/></text:p>
                  </text:list-item>
                </text:list>
              </text:list-item>
            </text:list>
          </draw:text-box>
        </draw:frame>
        <draw:line draw:style-name="gr3" draw:text-style-name="P20" draw:layer="layout" svg:x1="19.4cm" svg:y1="4.06cm" svg:x2="19.4cm" svg:y2="18.03cm">
          <text:p/>
        </draw:line>
        <draw:frame draw:style-name="gr4" draw:text-style-name="P21" draw:layer="layout" svg:width="7.112cm" svg:height="1.016cm" svg:x="19.874cm" svg:y="4.934cm">
          <draw:text-box>
            <text:p>BEFORE STATEMENT</text:p>
          </draw:text-box>
        </draw:frame>
        <draw:frame draw:style-name="gr5" draw:text-style-name="P22" draw:layer="layout" svg:width="7.112cm" svg:height="1.673cm" draw:transform="rotate (1.5707963267949) translate (18.87cm 13.671cm)">
          <draw:text-box>
            <text:p><text:span text:style-name="T10">выполнение операции</text:span></text:p>
          </draw:text-box>
        </draw:frame>
        <draw:line draw:style-name="gr6" draw:text-style-name="P20" draw:layer="layout" svg:x1="19.2cm" svg:y1="5.434cm" svg:x2="19.6cm" svg:y2="5.43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8">Рассмотрим подробнее разные типы триггеров.</text:span></text:p>
              <text:p text:style-name="P14"><text:span text:style-name="T18">Триггер BEFORE STATEMENT срабатывает один раз для операции независимо от того, сколько строк будет затронуто (возможно, что</text:span><text:span text:style-name="T18"><text:line-break/></text:span><text:span text:style-name="T18">и ни одной). Это происходит до того, как операция начала выполняться.</text:span></text:p>
              <text:p text:style-name="P14"><text:span text:style-name="T18">Возвращаемое значение триггерной функции игнорируется. Если</text:span><text:span text:style-name="T18"><text:line-break/></text:span><text:span text:style-name="T18">в триггере возникает ошибка, операция отменяется.</text:span></text:p>
              <text:p text:style-name="P14"><text:span text:style-name="T18">Поскольку триггерная функция не имеет параметров, контекст вызова</text:span><text:span text:style-name="T18"><text:line-break/></text:span><text:span text:style-name="T18">в PL/pgSQL передается ей с помощью предопределенных TG-переменных, таких, как:</text:span></text:p>
              <text:list text:style-name="L1">
                <text:list-item>
                  <text:p text:style-name="P15"><text:span text:style-name="T18">TG_WHEN = «BEFORE»,</text:span></text:p>
                </text:list-item>
                <text:list-item>
                  <text:p text:style-name="P15"><text:span text:style-name="T18">TG_LEVEL = «STATEMENT»,</text:span></text:p>
                </text:list-item>
                <text:list-item>
                  <text:p text:style-name="P15"><text:span text:style-name="T18">TG_OP = «INSERT»/</text:span><text:span text:style-name="T21">«UPDATE»/«DELETE»/«TRUNCATE»</text:span></text:p>
                </text:list-item>
              </text:list>
              <text:p text:style-name="P14"><text:span text:style-name="T21">и др. Триггерной функции можно также передать пользовательский контекст (аналог отсутствующих параметров) через переменную TG_ARGV, хотя зачастую лучше вместо одной «обобщенной» функции создать несколько «частных».</text:span></text:p>
              <text:p text:style-name="P14"><text:span text:style-name="T23"><text:a xlink:href="https://postgrespro.ru/docs/postgresql/16/plpgsql-trigger" xlink:type="simple">https://postgrespro.ru/docs/postgresql/16/plpgsql-trigger</text:a></text:span></text:p>
              <text:p text:style-name="P14"><text:span text:style-name="T21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22">Before row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рабатывает</text:span></text:p>
                <text:list>
                  <text:list-item>
                    <text:p text:style-name="P13"><text:span text:style-name="T13">перед действием со строкой</text:span><text:span text:style-name="T13"><text:line-break/></text:span><text:span text:style-name="T13">в процессе выполнения операции</text:span></text:p>
                  </text:list-item>
                </text:list>
              </text:list-item>
              <text:list-item>
                <text:p text:style-name="P8"><text:span text:style-name="T12">Возвращаемое значение</text:span></text:p>
                <text:list>
                  <text:list-item>
                    <text:p text:style-name="P12"><text:span text:style-name="T13">строка (возможно, измененная)</text:span></text:p>
                  </text:list-item>
                  <text:list-item>
                    <text:p text:style-name="P13"><text:span text:style-name="T13">null отменяет действие</text:span></text:p>
                  </text:list-item>
                </text:list>
              </text:list-item>
              <text:list-item>
                <text:p text:style-name="P8"><text:span text:style-name="T11">Контекст</text:span></text:p>
                <text:list>
                  <text:list-item>
                    <text:p text:style-name="P23"><text:span text:style-name="T13">OLD</text:span><text:span text:style-name="T13"><text:tab/></text:span><text:span text:style-name="T13"><text:tab/></text:span><text:span text:style-name="T13">update,</text:span><text:span text:style-name="T13"><text:tab/></text:span><text:span text:style-name="T13">delete</text:span></text:p>
                  </text:list-item>
                  <text:list-item>
                    <text:p text:style-name="P24"><text:span text:style-name="T13">NEW</text:span><text:span text:style-name="T13"><text:tab/></text:span><text:span text:style-name="T13">insert,</text:span><text:span text:style-name="T13"><text:tab/></text:span><text:span text:style-name="T13">update</text:span></text:p>
                  </text:list-item>
                  <text:list-item>
                    <text:p text:style-name="P25"><text:span text:style-name="T13">TG-переменные</text:span></text:p>
                  </text:list-item>
                </text:list>
              </text:list-item>
            </text:list>
          </draw:text-box>
        </draw:frame>
        <draw:line draw:style-name="gr3" draw:text-style-name="P20" draw:layer="layout" svg:x1="19.4cm" svg:y1="4.06cm" svg:x2="19.4cm" svg:y2="18.03cm">
          <text:p/>
        </draw:line>
        <draw:frame draw:style-name="gr4" draw:text-style-name="P21" draw:layer="layout" svg:width="7.112cm" svg:height="1.016cm" svg:x="19.874cm" svg:y="4.934cm">
          <draw:text-box>
            <text:p>BEFORE STATEMENT</text:p>
          </draw:text-box>
        </draw:frame>
        <draw:frame draw:style-name="gr5" draw:text-style-name="P22" draw:layer="layout" svg:width="7.112cm" svg:height="1.673cm" draw:transform="rotate (1.5707963267949) translate (18.871cm 13.671cm)">
          <draw:text-box>
            <text:p><text:span text:style-name="T10">выполнение операции</text:span></text:p>
          </draw:text-box>
        </draw:frame>
        <draw:line draw:style-name="gr6" draw:text-style-name="P20" draw:layer="layout" svg:x1="19.2cm" svg:y1="5.434cm" svg:x2="19.6cm" svg:y2="5.434cm">
          <text:p/>
        </draw:line>
        <draw:frame draw:style-name="gr7" draw:text-style-name="P21" draw:layer="layout" svg:width="5.805cm" svg:height="0.962cm" svg:x="19.87cm" svg:y="9.534cm">
          <draw:text-box>
            <text:p><text:span text:style-name="T10">BEFORE R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6" draw:layer="layout" svg:width="16.713cm" svg:height="13.656cm" svg:x="2.1cm" svg:y="14.207cm" presentation:class="notes" presentation:user-transformed="true">
            <draw:text-box>
              <text:p text:style-name="P14"><text:span text:style-name="T18">Триггеры BEFORE ROW срабатывают каждый раз перед тем, как операция затронет строку. Это происходит непосредственно в процессе выполнения операции.</text:span></text:p>
              <text:p text:style-name="P14"><text:span text:style-name="T18">В качестве контекста триггерная функция получает переменные:</text:span></text:p>
              <text:list text:style-name="L1">
                <text:list-item>
                  <text:p text:style-name="P15"><text:span text:style-name="T18">OLD — старая строка (не определено для операции вставки),</text:span></text:p>
                </text:list-item>
                <text:list-item>
                  <text:p text:style-name="P15"><text:span text:style-name="T18">NEW — измененная строка (не определено для удаления),</text:span></text:p>
                </text:list-item>
                <text:list-item>
                  <text:p text:style-name="P15"><text:span text:style-name="T21">TG_WHEN = «BEFORE»,</text:span></text:p>
                </text:list-item>
                <text:list-item>
                  <text:p text:style-name="P15"><text:span text:style-name="T21">TG_LEVEL = «ROW»,</text:span></text:p>
                </text:list-item>
                <text:list-item>
                  <text:p text:style-name="P15"><text:span text:style-name="T21">TG_OP = «INSERT»/«UPDATE»/«DELETE»</text:span></text:p>
                </text:list-item>
              </text:list>
              <text:p text:style-name="P14"><text:span text:style-name="T21">и др.</text:span></text:p>
              <text:p text:style-name="P14"><text:span text:style-name="T18">Возврат неопределенного значения NULL воспринимается как отмена действия над данной строкой. Сама операция продолжит выполнение, но текущая строка не будет обработана и другие триггеры для этой строки не сработают.</text:span></text:p>
              <text:p text:style-name="P14"><text:span text:style-name="T18">Чтобы не вмешиваться в работу операции, триггер должен вернуть строку в том виде, в котором ее собирается изменить операция: NEW для вставки и обновления, любое значение (но не NULL) для удаления (обычно используют OLD).</text:span></text:p>
              <text:p text:style-name="P14"><text:span text:style-name="T18">Но триггерная функция может и изменить значение NEW, чтобы повлиять на результат операции — часто именно для этого такой триггер и создают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22">Instead of row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рабатывает</text:span></text:p>
                <text:list>
                  <text:list-item>
                    <text:p text:style-name="P13"><text:span text:style-name="T13">вместо действия со строкой</text:span><text:span text:style-name="T13"><text:line-break/></text:span><text:span text:style-name="T13">для представлений</text:span></text:p>
                  </text:list-item>
                </text:list>
              </text:list-item>
              <text:list-item>
                <text:p text:style-name="P8"><text:span text:style-name="T12">Возвращаемое значение</text:span></text:p>
                <text:list>
                  <text:list-item>
                    <text:p text:style-name="P12"><text:span text:style-name="T13">строка (возможно, измененная) —</text:span><text:span text:style-name="T13"><text:line-break/></text:span><text:span text:style-name="T13">будет видна в RETURNING</text:span></text:p>
                  </text:list-item>
                  <text:list-item>
                    <text:p text:style-name="P13"><text:span text:style-name="T13">null отменяет действие</text:span></text:p>
                  </text:list-item>
                </text:list>
              </text:list-item>
              <text:list-item>
                <text:p text:style-name="P8"><text:span text:style-name="T11">Контекст</text:span></text:p>
                <text:list>
                  <text:list-item>
                    <text:p text:style-name="P23"><text:span text:style-name="T13">OLD</text:span><text:span text:style-name="T13"><text:tab/></text:span><text:span text:style-name="T13"><text:tab/></text:span><text:span text:style-name="T13">update,</text:span><text:span text:style-name="T13"><text:tab/></text:span><text:span text:style-name="T13">delete</text:span></text:p>
                  </text:list-item>
                  <text:list-item>
                    <text:p text:style-name="P24"><text:span text:style-name="T13">NEW</text:span><text:span text:style-name="T13"><text:tab/></text:span><text:span text:style-name="T13">insert,</text:span><text:span text:style-name="T13"><text:tab/></text:span><text:span text:style-name="T13">update</text:span></text:p>
                  </text:list-item>
                  <text:list-item>
                    <text:p text:style-name="P25"><text:span text:style-name="T13">TG-переменные</text:span></text:p>
                  </text:list-item>
                </text:list>
              </text:list-item>
            </text:list>
          </draw:text-box>
        </draw:frame>
        <draw:line draw:style-name="gr3" draw:text-style-name="P20" draw:layer="layout" svg:x1="19.4cm" svg:y1="4.06cm" svg:x2="19.4cm" svg:y2="18.03cm">
          <text:p/>
        </draw:line>
        <draw:frame draw:style-name="gr4" draw:text-style-name="P21" draw:layer="layout" svg:width="7.112cm" svg:height="1.016cm" svg:x="19.874cm" svg:y="4.934cm">
          <draw:text-box>
            <text:p>BEFORE STATEMENT</text:p>
          </draw:text-box>
        </draw:frame>
        <draw:frame draw:style-name="gr5" draw:text-style-name="P22" draw:layer="layout" svg:width="7.112cm" svg:height="1.673cm" draw:transform="rotate (1.5707963267949) translate (18.872cm 13.672cm)">
          <draw:text-box>
            <text:p><text:span text:style-name="T10">выполнение операции</text:span></text:p>
          </draw:text-box>
        </draw:frame>
        <draw:line draw:style-name="gr6" draw:text-style-name="P20" draw:layer="layout" svg:x1="19.201cm" svg:y1="5.43cm" svg:x2="19.601cm" svg:y2="5.43cm">
          <text:p/>
        </draw:line>
        <draw:frame draw:style-name="gr8" draw:text-style-name="P21" draw:layer="layout" svg:width="6.112cm" svg:height="1.688cm" svg:x="19.87cm" svg:y="9.234cm">
          <draw:text-box>
            <text:p><text:span text:style-name="T10">BEFORE ROW</text:span></text:p>
            <text:p><text:span text:style-name="T10">INSTEAD OF R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8">Триггеры INSTEAD OF очень похожи на триггеры BEFORE,</text:span><text:span text:style-name="T18"><text:line-break/></text:span><text:span text:style-name="T18">но определяются только для представлений и срабатывают не до,</text:span><text:span text:style-name="T18"><text:line-break/></text:span><text:span text:style-name="T18">а вместо операции.</text:span></text:p>
              <text:p text:style-name="P14"><text:span text:style-name="T18">В задачу таких триггеров обычно входит выполнение необходимых операций над базовыми таблицами представления. Также триггер может вернуть измененное значение NEW — именно оно будет видно при выполнении операции с указанием фразы RETURNING.</text:span></text:p>
              <text:p text:style-name="P14"><text:span text:style-name="T18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22">After row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рабатывает</text:span></text:p>
                <text:list>
                  <text:list-item>
                    <text:p text:style-name="P12"><text:span text:style-name="T13">после выполнения операции</text:span></text:p>
                  </text:list-item>
                  <text:list-item>
                    <text:p text:style-name="P13"><text:span text:style-name="T13">очередь из прошедших условие WHEN</text:span></text:p>
                  </text:list-item>
                </text:list>
              </text:list-item>
              <text:list-item>
                <text:p text:style-name="P8"><text:span text:style-name="T12">Возвращаемое значение</text:span></text:p>
                <text:list>
                  <text:list-item>
                    <text:p text:style-name="P13"><text:span text:style-name="T13">игнорируется</text:span></text:p>
                  </text:list-item>
                </text:list>
              </text:list-item>
              <text:list-item>
                <text:p text:style-name="P8"><text:span text:style-name="T11">Контекст</text:span></text:p>
                <text:list>
                  <text:list-item>
                    <text:p text:style-name="P26"><text:span text:style-name="T13">OLD,</text:span><text:span text:style-name="T13"><text:tab/></text:span><text:span text:style-name="T13">OLD TABLE</text:span><text:span text:style-name="T13"><text:tab/></text:span><text:span text:style-name="T13"><text:tab/></text:span><text:span text:style-name="T13">update,</text:span><text:span text:style-name="T13"><text:tab/></text:span><text:span text:style-name="T13">delete</text:span></text:p>
                  </text:list-item>
                  <text:list-item>
                    <text:p text:style-name="P27"><text:span text:style-name="T13">NEW,</text:span><text:span text:style-name="T13"><text:tab/></text:span><text:span text:style-name="T13">NEW TABLE</text:span><text:span text:style-name="T13"><text:tab/></text:span><text:span text:style-name="T13">insert,</text:span><text:span text:style-name="T13"><text:tab/></text:span><text:span text:style-name="T13">update</text:span></text:p>
                  </text:list-item>
                  <text:list-item>
                    <text:p text:style-name="P28"><text:span text:style-name="T13">TG-переменные</text:span></text:p>
                  </text:list-item>
                  <text:list-item>
                    <text:p text:style-name="P13"><text:span text:style-name="T13"/></text:p>
                  </text:list-item>
                </text:list>
              </text:list-item>
            </text:list>
          </draw:text-box>
        </draw:frame>
        <draw:line draw:style-name="gr3" draw:text-style-name="P20" draw:layer="layout" svg:x1="19.4cm" svg:y1="4.06cm" svg:x2="19.4cm" svg:y2="18.03cm">
          <text:p/>
        </draw:line>
        <draw:frame draw:style-name="gr4" draw:text-style-name="P21" draw:layer="layout" svg:width="7.112cm" svg:height="1.016cm" svg:x="19.874cm" svg:y="4.934cm">
          <draw:text-box>
            <text:p>BEFORE STATEMENT</text:p>
          </draw:text-box>
        </draw:frame>
        <draw:frame draw:style-name="gr4" draw:text-style-name="P21" draw:layer="layout" svg:width="7.112cm" svg:height="1.016cm" svg:x="19.874cm" svg:y="14.334cm">
          <draw:text-box>
            <text:p>AFTER ROW</text:p>
          </draw:text-box>
        </draw:frame>
        <draw:frame draw:style-name="gr5" draw:text-style-name="P22" draw:layer="layout" svg:width="7.112cm" svg:height="1.673cm" draw:transform="rotate (1.5707963267949) translate (18.873cm 13.672cm)">
          <draw:text-box>
            <text:p><text:span text:style-name="T10">выполнение операции</text:span></text:p>
          </draw:text-box>
        </draw:frame>
        <draw:line draw:style-name="gr6" draw:text-style-name="P20" draw:layer="layout" svg:x1="19.202cm" svg:y1="5.43cm" svg:x2="19.602cm" svg:y2="5.43cm">
          <text:p/>
        </draw:line>
        <draw:frame draw:style-name="gr8" draw:text-style-name="P21" draw:layer="layout" svg:width="6.112cm" svg:height="1.688cm" svg:x="19.87cm" svg:y="9.234cm">
          <draw:text-box>
            <text:p><text:span text:style-name="T10">BEFORE ROW</text:span></text:p>
            <text:p><text:span text:style-name="T10">INSTEAD OF ROW</text:span></text:p>
          </draw:text-box>
        </draw:frame>
        <draw:line draw:style-name="gr6" draw:text-style-name="P20" draw:layer="layout" svg:x1="19.202cm" svg:y1="14.8cm" svg:x2="19.602cm" svg:y2="14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6" draw:layer="layout" svg:width="16.713cm" svg:height="14.566cm" svg:x="2.1cm" svg:y="14.207cm" presentation:class="notes" presentation:user-transformed="true">
            <draw:text-box>
              <text:p text:style-name="P14"><text:span text:style-name="T18">Триггеры AFTER ROW, как и BEFORE ROW, срабатывают для каждой затрагиваемой строки, но не сразу после действия над строкой,</text:span><text:span text:style-name="T18"><text:line-break/></text:span><text:span text:style-name="T18">а после того, как выполнена вся операция - чтобы при обращении</text:span><text:span text:style-name="T18"><text:line-break/></text:span><text:span text:style-name="T18">из этих триггеров к изменяющейся таблице результат не зависел</text:span><text:span text:style-name="T18"><text:line-break/></text:span><text:span text:style-name="T18">от порядка обработки строк. Для этого события сначала помещаются </text:span><text:span text:style-name="T18"><text:line-break/></text:span><text:span text:style-name="T18">в очередь и обрабатываются после окончания операции. Чем меньше событий попадет в очередь, тем меньше будет накладных расходов — поэтому именно в этом случае очень полезно использовать условие WHEN, чтобы отсечь заведомо ненужные строки.</text:span></text:p>
              <text:p text:style-name="P14"><text:span text:style-name="T18">Возвращаемое значение триггеров AFTER ROW игнорируется (поскольку операция уже выполнена).</text:span></text:p>
              <text:p text:style-name="P14"><text:span text:style-name="T18">Контекст триггерной функции составляют:</text:span></text:p>
              <text:list text:style-name="L4">
                <text:list-item>
                  <text:p text:style-name="P29"><text:span text:style-name="T21">OLD — старая строка (не определено для операции вставки),</text:span></text:p>
                </text:list-item>
                <text:list-item>
                  <text:p text:style-name="P29"><text:span text:style-name="T21">NEW — новое значение строки (не определено для удаления).</text:span></text:p>
                </text:list-item>
              </text:list>
              <text:p text:style-name="P14"><text:span text:style-name="T21">Кроме этих переменных, начиная с версии 10 триггерная функция может получить доступ к специальным </text:span><text:span text:style-name="T24">переходным таблицам </text:span><text:span text:style-name="T21">(transition tables). Таблица, указанная при создании триггера как OLD TABLE, содержит старые значения строк, обработанных триггером,</text:span><text:span text:style-name="T21"><text:line-break/></text:span><text:span text:style-name="T21">а таблица NEW TABLE — новые значения тех же строк.</text:span></text:p>
              <text:p text:style-name="P14"><text:span text:style-name="T21">Доступны и обычные TG-переменные, включая:</text:span></text:p>
              <text:list text:style-name="L1">
                <text:list-item>
                  <text:p text:style-name="P15"><text:span text:style-name="T21">TG_WHEN = «AFTER»,</text:span></text:p>
                </text:list-item>
                <text:list-item>
                  <text:p text:style-name="P15"><text:span text:style-name="T21">TG_LEVEL = «ROW»,</text:span></text:p>
                </text:list-item>
                <text:list-item>
                  <text:p text:style-name="P15"><text:span text:style-name="T21">TG_OP = «INSERT»/«UPDATE»/«DELETE».</text:span></text:p>
                </text:list-item>
              </text:list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22">After</text:span><text:span text:style-name="T12"> </text:span><text:span text:style-name="T22">statement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рабатывает</text:span></text:p>
                <text:list>
                  <text:list-item>
                    <text:p text:style-name="P13"><text:span text:style-name="T13">после операции</text:span><text:span text:style-name="T13"><text:line-break/></text:span><text:span text:style-name="T13">(даже если не затронута ни одна строка)</text:span></text:p>
                  </text:list-item>
                </text:list>
              </text:list-item>
              <text:list-item>
                <text:p text:style-name="P8"><text:span text:style-name="T12">Возвращаемое значение</text:span></text:p>
                <text:list>
                  <text:list-item>
                    <text:p text:style-name="P13"><text:span text:style-name="T13">игнорируется</text:span></text:p>
                  </text:list-item>
                </text:list>
              </text:list-item>
              <text:list-item>
                <text:p text:style-name="P8"><text:span text:style-name="T11">Контекст</text:span></text:p>
                <text:list>
                  <text:list-item>
                    <text:p text:style-name="P30"><text:span text:style-name="T13">OLD TABLE</text:span><text:span text:style-name="T13"><text:tab/></text:span><text:span text:style-name="T13"><text:tab/></text:span><text:span text:style-name="T13">update,</text:span><text:span text:style-name="T13"><text:tab/></text:span><text:span text:style-name="T13">delete</text:span></text:p>
                  </text:list-item>
                  <text:list-item>
                    <text:p text:style-name="P31"><text:span text:style-name="T13">NEW TABLE</text:span><text:span text:style-name="T13"><text:tab/></text:span><text:span text:style-name="T13">insert,</text:span><text:span text:style-name="T13"><text:tab/></text:span><text:span text:style-name="T13">update</text:span></text:p>
                  </text:list-item>
                  <text:list-item>
                    <text:p text:style-name="P28"><text:span text:style-name="T13">TG-переменные</text:span></text:p>
                  </text:list-item>
                  <text:list-item>
                    <text:p text:style-name="P13"><text:span text:style-name="T13"/></text:p>
                  </text:list-item>
                </text:list>
              </text:list-item>
            </text:list>
          </draw:text-box>
        </draw:frame>
        <draw:line draw:style-name="gr3" draw:text-style-name="P20" draw:layer="layout" svg:x1="19.4cm" svg:y1="4.06cm" svg:x2="19.4cm" svg:y2="18.03cm">
          <text:p/>
        </draw:line>
        <draw:frame draw:style-name="gr4" draw:text-style-name="P32" draw:layer="layout" svg:width="7.112cm" svg:height="1.016cm" svg:x="19.874cm" svg:y="4.934cm">
          <draw:text-box>
            <text:p><text:span text:style-name="T25">BEFORE STATEMENT</text:span></text:p>
          </draw:text-box>
        </draw:frame>
        <draw:frame draw:style-name="gr4" draw:text-style-name="P32" draw:layer="layout" svg:width="7.112cm" svg:height="1.016cm" svg:x="19.874cm" svg:y="15.7cm">
          <draw:text-box>
            <text:p><text:span text:style-name="T25">AFTER STATEMENT</text:span></text:p>
          </draw:text-box>
        </draw:frame>
        <draw:frame draw:style-name="gr4" draw:text-style-name="P21" draw:layer="layout" svg:width="7.112cm" svg:height="1.016cm" svg:x="19.874cm" svg:y="14.334cm">
          <draw:text-box>
            <text:p>AFTER ROW</text:p>
          </draw:text-box>
        </draw:frame>
        <draw:frame draw:style-name="gr5" draw:text-style-name="P22" draw:layer="layout" svg:width="7.112cm" svg:height="1.673cm" draw:transform="rotate (1.5707963267949) translate (18.874cm 13.672cm)">
          <draw:text-box>
            <text:p><text:span text:style-name="T10">выполнение операции</text:span></text:p>
          </draw:text-box>
        </draw:frame>
        <draw:line draw:style-name="gr6" draw:text-style-name="P20" draw:layer="layout" svg:x1="19.203cm" svg:y1="5.43cm" svg:x2="19.603cm" svg:y2="5.43cm">
          <text:p/>
        </draw:line>
        <draw:line draw:style-name="gr6" draw:text-style-name="P20" draw:layer="layout" svg:x1="19.203cm" svg:y1="14.8cm" svg:x2="19.603cm" svg:y2="14.8cm">
          <text:p/>
        </draw:line>
        <draw:frame draw:style-name="gr8" draw:text-style-name="P21" draw:layer="layout" svg:width="6.112cm" svg:height="1.688cm" svg:x="19.87cm" svg:y="9.234cm">
          <draw:text-box>
            <text:p><text:span text:style-name="T10">BEFORE ROW</text:span></text:p>
            <text:p><text:span text:style-name="T10">INSTEAD OF ROW</text:span></text:p>
          </draw:text-box>
        </draw:frame>
        <draw:line draw:style-name="gr6" draw:text-style-name="P20" draw:layer="layout" svg:x1="19.203cm" svg:y1="16.15cm" svg:x2="19.603cm" svg:y2="16.1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8">Триггер AFTER STATEMENT срабатывает один раз после окончания операции и после всех триггеров AFTER ROW (независимо от того, сколько строк было затронуто).</text:span></text:p>
              <text:p text:style-name="P14"><text:span text:style-name="T18">Возвращаемое значение триггерной функции игнорируется.</text:span></text:p>
              <text:p text:style-name="P14"><text:span text:style-name="T18">Контекст вызова передается с помощью переходных таблиц. Обращаясь к ним, триггерная функция может проанализировать все затронутые строки. Обычно переходные таблицы используются именно с триггерами AFTER STATEMENT, а не AFTER ROW.</text:span></text:p>
              <text:p text:style-name="P14"><text:span text:style-name="T18">Также определены обычные TG-переменные:</text:span></text:p>
              <text:list text:style-name="L1">
                <text:list-item>
                  <text:p text:style-name="P15"><text:span text:style-name="T18">TG_WHEN = «AFTER»,</text:span></text:p>
                </text:list-item>
                <text:list-item>
                  <text:p text:style-name="P15"><text:span text:style-name="T18">TG_LEVEL = «STATEMENT»,</text:span></text:p>
                </text:list-item>
                <text:list-item>
                  <text:p text:style-name="P15"><text:span text:style-name="T18">TG_OP = «INSERT»/</text:span><text:span text:style-name="T21">«UPDATE»/«DELETE»/«TRUNCATE»</text:span></text:p>
                </text:list-item>
              </text:list>
              <text:p text:style-name="P14"><text:span text:style-name="T21">и др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0">Возможное использование</text:span></text:p>
          </draw:text-box>
        </draw:frame>
        <draw:frame presentation:style-name="pr12" draw:text-style-name="P34" xml:id="id6" draw:id="id6" draw:layer="layout" svg:width="14.454cm" svg:height="1.111cm" svg:x="12.216cm" svg:y="10.216cm">
          <draw:text-box>
            <text:list text:style-name="L3">
              <text:list-item>
                <text:p text:style-name="P8"><text:span text:style-name="T13">изменение базовых таблиц представления</text:span></text:p>
              </text:list-item>
            </text:list>
          </draw:text-box>
        </draw:frame>
        <draw:frame presentation:style-name="pr12" draw:text-style-name="P36" xml:id="id7" draw:id="id7" draw:layer="layout" svg:width="14.2cm" svg:height="5.261cm" svg:x="12.216cm" svg:y="12.773cm">
          <draw:text-box>
            <text:list text:style-name="L3">
              <text:list-item>
                <text:p text:style-name="P35"><text:span text:style-name="T13">проверка согласованности,</text:span><text:span text:style-name="T13"><text:line-break/></text:span><text:span text:style-name="T13">в том числе на уровне таблицы;</text:span><text:span text:style-name="T13"><text:line-break/></text:span><text:span text:style-name="T13">«аудит» операций;</text:span></text:p>
              </text:list-item>
              <text:list-item>
                <text:p text:style-name="P35"><text:span text:style-name="T13">каскадное изменение таблиц (денормализация, асинхронная обработка...)</text:span></text:p>
              </text:list-item>
            </text:list>
          </draw:text-box>
        </draw:frame>
        <draw:frame presentation:style-name="pr12" draw:text-style-name="P34" xml:id="id2" draw:id="id2" draw:layer="layout" svg:width="15.471cm" svg:height="1.111cm" svg:x="12.216cm" svg:y="4.89cm">
          <draw:text-box>
            <text:list text:style-name="L3">
              <text:list-item>
                <text:p text:style-name="P8"><text:span text:style-name="T13">проверка применимости операции</text:span></text:p>
              </text:list-item>
            </text:list>
          </draw:text-box>
        </draw:frame>
        <draw:frame presentation:style-name="pr12" draw:text-style-name="P36" xml:id="id4" draw:id="id4" draw:layer="layout" svg:width="15.471cm" svg:height="1.864cm" svg:x="12.216cm" svg:y="7.704cm">
          <draw:text-box>
            <text:list text:style-name="L3">
              <text:list-item>
                <text:p text:style-name="P35"><text:span text:style-name="T13">проверка корректности;</text:span></text:p>
              </text:list-item>
              <text:list-item>
                <text:p text:style-name="P35"><text:span text:style-name="T13">модификация строки</text:span></text:p>
              </text:list-item>
            </text:list>
          </draw:text-box>
        </draw:frame>
        <draw:connector draw:style-name="gr10" draw:text-style-name="P37" draw:layer="layout" draw:type="curve" svg:x1="8.986cm" svg:y1="5.442cm" svg:x2="12.216cm" svg:y2="5.445cm" draw:start-shape="id1" draw:start-glue-point="1" draw:end-shape="id2" svg:d="M8986 5442c2422 0 808 3 3230 3" svg:viewBox="0 0 3231 4">
          <text:p/>
        </draw:connector>
        <draw:connector draw:style-name="gr10" draw:text-style-name="P37" draw:layer="layout" draw:type="curve" svg:x1="6.858cm" svg:y1="8.636cm" svg:x2="12.216cm" svg:y2="8.636cm" draw:start-shape="id3" draw:end-shape="id4" draw:end-glue-point="3" svg:d="M6858 8636h5358" svg:viewBox="0 0 5359 1">
          <text:p/>
        </draw:connector>
        <draw:connector draw:style-name="gr10" draw:text-style-name="P37" draw:layer="layout" draw:type="curve" svg:x1="7.982cm" svg:y1="10.771cm" svg:x2="12.216cm" svg:y2="10.771cm" draw:start-shape="id5" draw:start-glue-point="1" draw:end-shape="id6" draw:end-glue-point="3" svg:d="M7982 10771h4234" svg:viewBox="0 0 4235 1">
          <text:p/>
        </draw:connector>
        <draw:connector draw:style-name="gr10" draw:text-style-name="P37" draw:layer="layout" draw:type="curve" draw:line-skew="1.066cm" svg:x1="6.35cm" svg:y1="14.842cm" svg:x2="12.216cm" svg:y2="15.403cm" draw:end-shape="id7" draw:end-glue-point="3" svg:d="M6350 14842c5623 0 2691 561 5866 561" svg:viewBox="0 0 5867 562">
          <text:p/>
        </draw:connector>
        <draw:connector draw:style-name="gr10" draw:text-style-name="P37" draw:layer="layout" draw:type="curve" svg:x1="8.636cm" svg:y1="16.115cm" svg:x2="12.216cm" svg:y2="15.403cm" draw:end-shape="id7" draw:end-glue-point="3" svg:d="M8636 16115c2310 0 520-712 3580-712" svg:viewBox="0 0 3581 713">
          <text:p/>
        </draw:connector>
        <draw:line draw:style-name="gr3" draw:text-style-name="P20" draw:layer="layout" svg:x1="1.4cm" svg:y1="4.06cm" svg:x2="1.4cm" svg:y2="18.03cm">
          <text:p/>
        </draw:line>
        <draw:frame draw:style-name="gr4" draw:text-style-name="P32" xml:id="id1" draw:id="id1" draw:layer="layout" svg:width="7.112cm" svg:height="1.016cm" svg:x="1.874cm" svg:y="4.934cm">
          <draw:text-box>
            <text:p><text:span text:style-name="T25">BEFORE STATEMENT</text:span></text:p>
          </draw:text-box>
        </draw:frame>
        <draw:frame draw:style-name="gr4" draw:text-style-name="P32" draw:layer="layout" svg:width="7.112cm" svg:height="1.016cm" svg:x="1.874cm" svg:y="15.7cm">
          <draw:text-box>
            <text:p><text:span text:style-name="T25">AFTER STATEMENT</text:span></text:p>
          </draw:text-box>
        </draw:frame>
        <draw:frame draw:style-name="gr4" draw:text-style-name="P21" draw:layer="layout" svg:width="7.112cm" svg:height="1.016cm" svg:x="1.874cm" svg:y="14.334cm">
          <draw:text-box>
            <text:p>AFTER ROW</text:p>
          </draw:text-box>
        </draw:frame>
        <draw:frame draw:style-name="gr5" draw:text-style-name="P22" draw:layer="layout" svg:width="7.112cm" svg:height="1.673cm" draw:transform="rotate (1.5707963267949) translate (0.874cm 13.672cm)">
          <draw:text-box>
            <text:p><text:span text:style-name="T10">выполнение операции</text:span></text:p>
          </draw:text-box>
        </draw:frame>
        <draw:line draw:style-name="gr6" draw:text-style-name="P20" draw:layer="layout" svg:x1="1.203cm" svg:y1="5.43cm" svg:x2="1.603cm" svg:y2="5.43cm">
          <text:p/>
        </draw:line>
        <draw:line draw:style-name="gr6" draw:text-style-name="P20" draw:layer="layout" svg:x1="1.203cm" svg:y1="14.8cm" svg:x2="1.603cm" svg:y2="14.8cm">
          <text:p/>
        </draw:line>
        <draw:frame draw:style-name="gr7" draw:text-style-name="P21" xml:id="id3" draw:id="id3" draw:layer="layout" svg:width="4.988cm" svg:height="0.962cm" svg:x="1.87cm" svg:y="8.155cm">
          <draw:text-box>
            <text:p><text:span text:style-name="T10">BEFORE ROW</text:span></text:p>
          </draw:text-box>
        </draw:frame>
        <draw:line draw:style-name="gr6" draw:text-style-name="P20" draw:layer="layout" svg:x1="1.203cm" svg:y1="16.15cm" svg:x2="1.603cm" svg:y2="16.15cm">
          <text:p/>
        </draw:line>
        <draw:frame draw:style-name="gr7" draw:text-style-name="P21" xml:id="id5" draw:id="id5" draw:layer="layout" svg:width="6.112cm" svg:height="0.962cm" svg:x="1.87cm" svg:y="10.29cm">
          <draw:text-box>
            <text:p><text:span text:style-name="T10">INSTEAD OF R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16" draw:layer="layout" svg:width="16.713cm" svg:height="14.366cm" svg:x="2.1cm" svg:y="14.207cm" presentation:class="notes" presentation:user-transformed="true">
            <draw:text-box>
              <text:p text:style-name="P14"><text:span text:style-name="T18">Каково практическое применение триггеров?</text:span></text:p>
              <text:p text:style-name="P14"><text:span text:style-name="T18">BEFORE-триггеры можно использовать для проверки корректности операции и при необходимости вызывать ошибку.</text:span></text:p>
              <text:p text:style-name="P14"><text:span text:style-name="T18">Триггеры BEFORE ROW можно применять для модификации строки (например, заполнить пустое поле нужным значением). Это бывает удобно, чтобы не повторять логику заполнения «технических» полей</text:span><text:span text:style-name="T18"><text:line-break/></text:span><text:span text:style-name="T18">в каждой операции, а также позволяет вмешаться в работу приложения, код которого недоступен для изменения.</text:span></text:p>
              <text:p text:style-name="P14"><text:span text:style-name="T18">Триггеры INSTEAD OF ROW применяют для того, чтобы отобразить операции над представлением в операции над базовыми таблицами.</text:span></text:p>
              <text:p text:style-name="P14"><text:span text:style-name="T18">Триггеры AFTER ROW и AFTER STATEMENT полезны в случаях, когда нужно знать точное состояние после операции (BEFORE-триггеры могут влиять на результат, так что на этом этапе ясности еще нет):</text:span></text:p>
              <text:list text:style-name="L1">
                <text:list-item>
                  <text:p text:style-name="P38"><text:span text:style-name="T18">для проверки согласованности операции;</text:span></text:p>
                </text:list-item>
                <text:list-item>
                  <text:p text:style-name="P38"><text:span text:style-name="T18">для «аудита», то есть записи изменений в отдельное хранилище;</text:span></text:p>
                </text:list-item>
                <text:list-item>
                  <text:p text:style-name="P38"><text:span text:style-name="T18">для каскадного изменения других таблиц (например, обновлять денормализованные данные при изменении базовых таблиц, или записывать изменения в очередь для последующей обработки вне данной транзакции).</text:span></text:p>
                </text:list-item>
              </text:list>
              <text:p text:style-name="P14"><text:span text:style-name="T18">Если операции затрагивают сразу много строк, то триггер AFTER STATEMENT с переходными таблицами может оказаться более эффективным решением, чем триггер AFTER ROW, поскольку позволяет обрабатывать все изменения пакетно, а не построчно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Сложност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Код вызывается неявно</text:span></text:p>
                <text:list>
                  <text:list-item>
                    <text:p text:style-name="P13"><text:span text:style-name="T13">сложно отследить логику выполнения</text:span></text:p>
                  </text:list-item>
                </text:list>
              </text:list-item>
              <text:list-item>
                <text:p text:style-name="P8"><text:span text:style-name="T11">Правила видимости изменчивой триггерной функции</text:span></text:p>
                <text:list>
                  <text:list-item>
                    <text:p text:style-name="P13"><text:span text:style-name="T13">виден результат триггеров BEFORE ROW или INSTEAD OF ROW</text:span></text:p>
                  </text:list-item>
                </text:list>
                <text:p text:style-name="P8"><text:span text:style-name="T12">Порядок вызова триггеров для одного события</text:span></text:p>
                <text:list>
                  <text:list-item text:start-value="1">
                    <text:p text:style-name="P13"><text:span text:style-name="T13">триггеры отрабатывают в алфавитном порядке</text:span></text:p>
                  </text:list-item>
                </text:list>
                <text:p text:style-name="P8"><text:span text:style-name="T12">Не предотвращается зацикливание</text:span></text:p>
                <text:list>
                  <text:list-item text:start-value="1">
                    <text:p text:style-name="P13"><text:span text:style-name="T13">триггер может вызвать срабатывание других триггеров</text:span></text:p>
                  </text:list-item>
                </text:list>
              </text:list-item>
              <text:list-item>
                <text:p text:style-name="P8"><text:span text:style-name="T12">Можно нарушить ограничения целостности</text:span></text:p>
                <text:list>
                  <text:list-item text:start-value="1">
                    <text:p text:style-name="P12"><text:span text:style-name="T13">например, исключив из обработки строки, которые должны удалитьс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4" draw:text-style-name="P16" draw:layer="layout" svg:width="16.713cm" svg:height="14.921cm" svg:x="2.1cm" svg:y="14.207cm" presentation:class="notes" presentation:user-transformed="true">
            <draw:text-box>
              <text:p text:style-name="P14"><text:span text:style-name="T18">Однако не стоит злоупотреблять триггерами. Триггеры срабатывают неявно, что сильно затрудняет понимание логики работы и крайне усложняет поддержку </text:span><text:span text:style-name="T21">приложения</text:span><text:span text:style-name="T18">. Попытки реализовать сложную логику на триггерах обычно заканчиваются плачевно.</text:span></text:p>
              <text:p text:style-name="P14"><text:span text:style-name="T21">В некоторых случаях вместо триггеров можно использовать вычисляемые поля (GENERATED ALWAYS AS … STORED). Такое решение — если оно подходит — будет заведомо проще и прозрачнее.</text:span></text:p>
              <text:p text:style-name="P14"><text:span text:style-name="T18">Есть ряд тонкостей, связанных с триггерами, которые мы сознательно не рассматриваем подробно:</text:span></text:p>
              <text:list text:style-name="L1">
                <text:list-item>
                  <text:p text:style-name="P38"><text:span text:style-name="T18">правила видимости изменчивых (volatile) функций в триггерах BEFORE ROW и INSTEAD OF ROW (не стоит обращаться к таблице, полагаясь на порядок, в котором сработают триггеры);</text:span></text:p>
                </text:list-item>
                <text:list-item>
                  <text:p text:style-name="P38"><text:span text:style-name="T18">порядок вызова нескольких триггеров, обрабатывающих одно и то же событие (не стоит усугублять и без того неявное срабатывание триггеров завязкой на последовательность обработки);</text:span></text:p>
                </text:list-item>
                <text:list-item>
                  <text:p text:style-name="P38"><text:span text:style-name="T18">возможность зацикливания в случае каскадного срабатывания других триггеров, которые, в свою очередь, могут приводить к новым срабатываниям данного триггера;</text:span></text:p>
                </text:list-item>
                <text:list-item>
                  <text:p text:style-name="P38"><text:span text:style-name="T18">возможность нарушить ограничения целостности (например, при исключении из обработки строки, которая удаляется условием ON <text:s/>DELETE CASCADE, может быть нарушена ссылочная целостность).</text:span></text:p>
                </text:list-item>
              </text:list>
              <text:p text:style-name="P14"><text:span text:style-name="T21">Если вы столкнулись с тем, что эти тонкости важны для вашего приложения — серьезно задумайтесь.</text:span></text:p>
              <text:p text:style-name="P14"><text:span text:style-name="T21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Событийные триггер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обытийный триггер</text:span></text:p>
                <text:list>
                  <text:list-item>
                    <text:p text:style-name="P13"><text:span text:style-name="T13">похож на обычный «табличный» триггер, но другой объект</text:span></text:p>
                  </text:list-item>
                </text:list>
                <text:p text:style-name="P8"><text:span text:style-name="T12">Триггерная функция</text:span></text:p>
                <text:list>
                  <text:list-item text:start-value="1">
                    <text:p text:style-name="P12"><text:span text:style-name="T13">соглашение: функция не принимает параметры,</text:span><text:span text:style-name="T13"><text:line-break/></text:span><text:span text:style-name="T13">возвращает значение псевдотипа </text:span><text:span text:style-name="T28">event_</text:span><text:span text:style-name="T14">trigger</text:span></text:p>
                  </text:list-item>
                  <text:list-item>
                    <text:p text:style-name="P13"><text:span text:style-name="T17">для получения контекста служат специальные функции</text:span></text:p>
                  </text:list-item>
                </text:list>
                <text:p text:style-name="P8"><text:span text:style-name="T12">События</text:span></text:p>
                <text:list>
                  <text:list-item text:start-value="1">
                    <text:p text:style-name="P39"><text:span text:style-name="T29">DDL_COMMAND_START</text:span><text:span text:style-name="T13"><text:tab/></text:span><text:span text:style-name="T13">перед выполнением команды</text:span></text:p>
                  </text:list-item>
                  <text:list-item>
                    <text:p text:style-name="P39"><text:span text:style-name="T29">DDL_COMMAND_END</text:span><text:span text:style-name="T13"><text:tab/></text:span><text:span text:style-name="T13">после выполнения команды</text:span></text:p>
                  </text:list-item>
                  <text:list-item>
                    <text:p text:style-name="P39"><text:span text:style-name="T29">TABLE_REWRITE</text:span><text:span text:style-name="T13"><text:tab/></text:span><text:span text:style-name="T13">перед перезаписью таблицы</text:span></text:p>
                  </text:list-item>
                  <text:list-item>
                    <text:p text:style-name="P39"><text:span text:style-name="T29">SQL_DROP</text:span><text:span text:style-name="T13"><text:tab/></text:span><text:span text:style-name="T13">после удаления объек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6" draw:layer="layout" svg:width="16.713cm" svg:height="13.364cm" svg:x="2.1cm" svg:y="14.207cm" presentation:class="notes" presentation:user-transformed="true">
            <draw:text-box>
              <text:p text:style-name="P14"><text:span text:style-name="T18">Событийные триггеры — по сути те же триггеры, но срабатывают они не на DML-, а на DDL-операции (CREATE, ALTER, DROP, COMMENT, GRANT, REVOKE) и не привязаны к определенному объекту базы данных.</text:span></text:p>
              <text:p text:style-name="P14"><text:span text:style-name="T18">Такие триггеры являются не инструментом разработки приложений,</text:span><text:span text:style-name="T18"><text:line-break/></text:span><text:span text:style-name="T18">а скорее служат для решения задач администрирования. Поэтому здесь мы упоминаем их только для полноты картины и рассмотрим только простые примеры.</text:span></text:p>
              <text:p text:style-name="P14"><text:span text:style-name="T19"><text:a xlink:href="https://postgrespro.ru/docs/postgresql/16/event-trigger-definition" xlink:type="simple">https://postgrespro.ru/docs/postgresql/16/event-trigger-definition</text:a></text:span></text:p>
              <text:p text:style-name="P14"><text:span text:style-name="T19"><text:a xlink:href="https://postgrespro.ru/docs/postgresql/16/event-trigger-matrix" xlink:type="simple">https://postgrespro.ru/docs/postgresql/16/event-trigger-matrix</text:a></text:span></text:p>
              <text:p text:style-name="P14"><text:span text:style-name="T19"><text:a xlink:href="https://postgrespro.ru/docs/postgresql/16/sql-createeventtrigger" xlink:type="simple">https://postgrespro.ru/docs/postgresql/16/sql-createeventtrigger</text:a></text:span></text:p>
              <text:p text:style-name="P14"><text:span text:style-name="T19"><text:a xlink:href="https://postgrespro.ru/docs/postgresql/16/functions-event-triggers" xlink:type="simple">https://postgrespro.ru/docs/postgresql/16/functions-event-triggers</text:a></text:span></text:p>
              <text:p text:style-name="P14"><text:span text:style-name="T18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33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6"/></text:p>
            <text:p text:style-name="P1"><text:span text:style-name="T26"/></text:p>
            <text:p text:style-name="P1"><text:span text:style-name="T26"/></text:p>
            <text:p text:style-name="P1"><text:span text:style-name="T26"><text:s text:c="11"/></text:span><text:span text:style-name="T26">$ psql</text:span></text:p>
            <text:p text:style-name="P1"><text:span text:style-name="T26"><text:s text:c="11"/></text:span><text:span text:style-name="T2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7">Триггер — способ отреагировать на возникновение события</text:span></text:p>
              </text:list-item>
              <text:list-item>
                <text:p text:style-name="P8"><text:span text:style-name="T27">С помощью триггера можно отменить операцию,</text:span><text:span text:style-name="T27"><text:line-break/></text:span><text:span text:style-name="T27">изменить ее результат или выполнить дополнительные действия</text:span></text:p>
              </text:list-item>
              <text:list-item>
                <text:p text:style-name="P8"><text:span text:style-name="T27">Триггер выполняется как часть транзакции;</text:span><text:span text:style-name="T27"><text:line-break/></text:span><text:span text:style-name="T27">ошибка в триггере приводит к откату транзакции</text:span></text:p>
              </text:list-item>
              <text:list-item>
                <text:p text:style-name="P8"><text:span text:style-name="T27">Использование триггеров </text:span><text:span text:style-name="T30">AFTER ROW и переходных таблиц удорожает обработку</text:span></text:p>
              </text:list-item>
              <text:list-item>
                <text:p text:style-name="P8"><text:span text:style-name="T27">Все хорошо в меру: сложную логику трудно отлаживать</text:span><text:span text:style-name="T27"><text:line-break/></text:span><text:span text:style-name="T27">из-за неявного выполнения триггеров</text:span></text:p>
              </text:list-item>
              <text:list-item>
                <text:p text:style-name="P8"><text:span text:style-name="T2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5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6" draw:text-style-name="P42" draw:layer="layout" svg:width="25.6cm" svg:height="14.4cm" svg:x="1.2cm" svg:y="4.8cm" presentation:class="outline">
          <draw:text-box>
            <text:list text:style-name="L5">
              <text:list-item>
                <text:p text:style-name="P41"><text:span text:style-name="T20">Создайте триггер, обрабатывающий обновление поля onhand_qty представления catalog_v.</text:span><text:span text:style-name="T20"><text:line-break/></text:span><text:span text:style-name="T31"> </text:span><text:span text:style-name="T20"><text:line-break/></text:span><text:span text:style-name="T20">Проверьте, что в «Каталоге» появилась возможность заказывать книги.</text:span></text:p>
              </text:list-item>
              <text:list-item>
                <text:p text:style-name="P41"><text:span text:style-name="T20">Обеспечьте выполнение требования согласованности: количество книг на складе не может быть отрицательным (нельзя купить книгу, которой нет в наличии).</text:span><text:span text:style-name="T20"><text:line-break/></text:span><text:span text:style-name="T31"> </text:span><text:span text:style-name="T20"><text:line-break/></text:span><text:span text:style-name="T20">Внимательно проверьте правильность реализации, учитывая, что с приложением могут одновременно работать несколько пользователей.</text:span></text:p>
              </text:list-item>
            </text:list>
          </draw:text-box>
        </draw:frame>
        <draw:g draw:name="book" draw:style-name="gr11">
          <draw:custom-shape draw:style-name="gr12" draw:text-style-name="P43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44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44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43" draw:layer="layout" svg:width="1.309cm" svg:height="0.703cm" draw:transform="rotate (1.5707963267949) translate (9.67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44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44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44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44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7" draw:text-style-name="P46" draw:layer="layout" svg:width="16.799cm" svg:height="15.121cm" svg:x="2.1cm" svg:y="14.107cm" presentation:class="notes" presentation:user-transformed="true">
            <draw:text-box>
              <text:p text:style-name="P45"><text:span text:style-name="T6">2. Может показаться, что достаточно создать AFTER-триггер на таблице operations, подсчитывающий сумму qty_change. Однако на уровне изоляции Read Committed, с которым работает приложение «Книжный магазин», нам придется блокировать таблицу operations в эксклюзивном режиме — иначе возможны сценарии, при которых такая проверка</text:span><text:span text:style-name="T6"><text:line-break/></text:span><text:span text:style-name="T6">не сработает.</text:span></text:p>
              <text:p text:style-name="P45"><text:span text:style-name="T6">Лучше поступить следующим образом: добавить в таблицу books поле onhand_qty и создать триггер, изменяющий это поле при изменении таблицы operations (то есть, фактически, выполнить денормализацию данных). На поле onhand_qty теперь можно наложить ограничение CHECK, реализующее требование согласованности. А функция onhand_qty(), которую мы создавали ранее, больше не нужна.</text:span></text:p>
              <text:p text:style-name="P45"><text:span text:style-name="T6">Особое внимание надо уделить начальной установке значения, учитывая, что одновременно с выполнением наших операций в системе могут работают пользователи.</text:span></text:p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8" draw:text-style-name="P47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1"><text:span text:style-name="T20">Напишите триггер, увеличивающий счетчик (поле version)</text:span><text:span text:style-name="T20"><text:line-break/></text:span><text:span text:style-name="T20">на единицу при каждом изменении строки. При вставке новой строки счетчик должен устанавливаться в единицу.</text:span><text:span text:style-name="T20"><text:line-break/></text:span><text:span text:style-name="T20">Проверьте правильность работы.</text:span></text:p>
              </text:list-item>
              <text:list-item>
                <text:p text:style-name="P41"><text:span text:style-name="T20">Даны таблицы заказов (orders) и строк заказов (lines).</text:span><text:span text:style-name="T20"><text:line-break/></text:span><text:span text:style-name="T20">Требуется выполнить денормализацию: автоматически обновлять сумму заказа в таблице orders при изменении строк в заказе.</text:span><text:span text:style-name="T20"><text:line-break/></text:span><text:span text:style-name="T31"> </text:span><text:span text:style-name="T20"><text:line-break/></text:span><text:span text:style-name="T20">Создайте необходимые триггеры с использованием переходных таблиц для минимизации операций обновления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50" draw:layer="layout" svg:width="16.799cm" svg:height="13.364cm" svg:x="2.1cm" svg:y="14.107cm" presentation:class="notes" presentation:user-transformed="true">
            <draw:text-box>
              <text:p text:style-name="P48"><text:span text:style-name="T32">2. Для создания таблиц используйте команды:</text:span><text:span text:style-name="T32"><text:line-break/></text:span><text:span text:style-name="T32"/></text:p>
              <text:p text:style-name="P49"><text:span text:style-name="T33">CREATE TABLE orders (</text:span></text:p>
              <text:p text:style-name="P49"><text:span text:style-name="T33"><text:s text:c="4"/></text:span><text:span text:style-name="T33">id int PRIMARY KEY,</text:span></text:p>
              <text:p text:style-name="P49"><text:span text:style-name="T33"><text:s text:c="4"/></text:span><text:span text:style-name="T33">total_amount numeric(20,2) NOT NULL DEFAULT 0</text:span></text:p>
              <text:p text:style-name="P49"><text:span text:style-name="T33">);</text:span></text:p>
              <text:p text:style-name="P49"><text:span text:style-name="T33"/></text:p>
              <text:p text:style-name="P49"><text:span text:style-name="T33">CREATE TABLE lines (</text:span></text:p>
              <text:p text:style-name="P49"><text:span text:style-name="T33"><text:s text:c="3"/></text:span><text:span text:style-name="T33">id int PRIMARY KEY GENERATED ALWAYS AS IDENTITY,</text:span></text:p>
              <text:p text:style-name="P49"><text:span text:style-name="T33"><text:s text:c="3"/></text:span><text:span text:style-name="T33">order_id int NOT NULL REFERENCES orders(id),</text:span></text:p>
              <text:p text:style-name="P49"><text:span text:style-name="T33"><text:s text:c="3"/></text:span><text:span text:style-name="T33">amount numeric(20,2) NOT NULL</text:span></text:p>
              <text:p text:style-name="P49"><text:span text:style-name="T33">);</text:span></text:p>
              <text:p text:style-name="P48"><text:span text:style-name="T34"/></text:p>
              <text:p text:style-name="P48"><text:span text:style-name="T34">Столбец orders.total_amount должен автоматически вычисляться</text:span><text:span text:style-name="T34"><text:line-break/></text:span><text:span text:style-name="T34">как сумма значений столбца lines.amount всех строк, относящихся</text:span><text:span text:style-name="T34"><text:line-break/></text:span><text:span text:style-name="T34">к соответствующему заказу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47A3042F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2M54S</meta:editing-duration>
    <meta:editing-cycles>156</meta:editing-cycles>
    <meta:generator>LibreOffice/24.2.4.2$Linux_X86_64 LibreOffice_project/420$Build-2</meta:generator>
    <dc:date>2024-07-02T05:33:26.343895523</dc:date>
    <meta:document-statistic meta:object-count="164"/>
    <meta:template xlink:type="simple" xlink:actuate="onRequest" xlink:title="master" xlink:href="../../../../../.config/libreoffice/4/user/template/master.otp" meta:date="2015-06-03T14:43:56.815095550"/>
  </office:meta>
</office:document-meta>
</file>